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516fd" style:font-size-asian="14pt" style:font-size-complex="14pt"/>
    </style:style>
    <style:style style:name="P2" style:family="paragraph" style:parent-style-name="Standard">
      <style:text-properties fo:font-size="14pt" fo:font-weight="bold" officeooo:paragraph-rsid="001516f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2a921f" officeooo:paragraph-rsid="002a921f" style:font-size-asian="14pt" style:font-size-complex="14pt"/>
    </style:style>
    <style:style style:name="P4" style:family="paragraph" style:parent-style-name="Standard">
      <style:text-properties officeooo:paragraph-rsid="001516f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a5f37" officeooo:paragraph-rsid="001a5f37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a5f37" officeooo:paragraph-rsid="001a5f37"/>
    </style:style>
    <style:style style:name="P7" style:family="paragraph" style:parent-style-name="Standard">
      <style:text-properties fo:font-size="14pt" fo:font-weight="bold" officeooo:rsid="001a5f37" officeooo:paragraph-rsid="001a5f37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1a5f37" officeooo:paragraph-rsid="001a5f37" style:font-weight-asian="bold" style:font-weight-complex="bold"/>
    </style:style>
    <style:style style:name="P9" style:family="paragraph" style:parent-style-name="Standard">
      <style:text-properties fo:font-weight="bold" officeooo:rsid="001a5f37" officeooo:paragraph-rsid="002121b6" style:font-weight-asian="bold" style:font-weight-complex="bold"/>
    </style:style>
    <style:style style:name="P10" style:family="paragraph" style:parent-style-name="Standard">
      <style:text-properties fo:font-weight="bold" officeooo:rsid="001bcbf9" officeooo:paragraph-rsid="001bcbf9" style:font-weight-asian="bold" style:font-weight-complex="bold"/>
    </style:style>
    <style:style style:name="P11" style:family="paragraph" style:parent-style-name="Standard">
      <style:text-properties fo:font-weight="normal" officeooo:rsid="001bcbf9" officeooo:paragraph-rsid="001bcbf9" style:font-weight-asian="normal" style:font-weight-complex="normal"/>
    </style:style>
    <style:style style:name="P12" style:family="paragraph" style:parent-style-name="Standard">
      <style:text-properties fo:font-weight="bold" officeooo:rsid="0020533b" officeooo:paragraph-rsid="0020533b" style:font-weight-asian="bold" style:font-weight-complex="bold"/>
    </style:style>
    <style:style style:name="P13" style:family="paragraph" style:parent-style-name="Standard">
      <style:text-properties fo:font-weight="normal" officeooo:rsid="0020533b" officeooo:paragraph-rsid="0020533b" style:font-weight-asian="normal" style:font-weight-complex="normal"/>
    </style:style>
    <style:style style:name="P14" style:family="paragraph" style:parent-style-name="Standard">
      <style:text-properties fo:font-size="16pt" fo:font-weight="bold" officeooo:rsid="001a5f37" officeooo:paragraph-rsid="001c61c1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a5f37" officeooo:paragraph-rsid="001c61c1"/>
    </style:style>
    <style:style style:name="P16" style:family="paragraph" style:parent-style-name="Standard">
      <style:text-properties fo:font-size="14pt" fo:font-weight="bold" officeooo:rsid="001a5f37" officeooo:paragraph-rsid="001c61c1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1c61c1"/>
    </style:style>
    <style:style style:name="P18" style:family="paragraph" style:parent-style-name="Standard">
      <style:text-properties fo:font-weight="bold" officeooo:rsid="001a5f37" officeooo:paragraph-rsid="001fbff0" style:font-weight-asian="bold" style:font-weight-complex="bold"/>
    </style:style>
    <style:style style:name="P19" style:family="paragraph" style:parent-style-name="Standard">
      <style:text-properties officeooo:rsid="001a5f37" officeooo:paragraph-rsid="001fbff0"/>
    </style:style>
    <style:style style:name="P20" style:family="paragraph" style:parent-style-name="Standard">
      <style:text-properties fo:font-weight="bold" officeooo:rsid="001a5f37" officeooo:paragraph-rsid="001c61c1" style:font-weight-asian="bold" style:font-weight-complex="bold"/>
    </style:style>
    <style:style style:name="P21" style:family="paragraph" style:parent-style-name="Standard">
      <style:text-properties fo:font-weight="bold" officeooo:rsid="001bcbf9" officeooo:paragraph-rsid="0027fc3a" style:font-weight-asian="bold" style:font-weight-complex="bold"/>
    </style:style>
    <style:style style:name="P22" style:family="paragraph" style:parent-style-name="Standard">
      <style:text-properties fo:font-weight="normal" officeooo:rsid="001bcbf9" officeooo:paragraph-rsid="001fbff0" style:font-weight-asian="normal" style:font-weight-complex="normal"/>
    </style:style>
    <style:style style:name="P23" style:family="paragraph" style:parent-style-name="Standard">
      <style:text-properties fo:font-weight="normal" officeooo:rsid="001bcbf9" officeooo:paragraph-rsid="001c61c1" style:font-weight-asian="normal" style:font-weight-complex="normal"/>
    </style:style>
    <style:style style:name="P24" style:family="paragraph" style:parent-style-name="Standard">
      <style:text-properties fo:font-weight="bold" officeooo:rsid="001bcbf9" officeooo:paragraph-rsid="001c61c1" style:font-weight-asian="bold" style:font-weight-complex="bold"/>
    </style:style>
    <style:style style:name="P25" style:family="paragraph" style:parent-style-name="Standard">
      <style:text-properties fo:font-weight="bold" officeooo:rsid="001bcbf9" officeooo:paragraph-rsid="0020407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3bce"/>
    </style:style>
    <style:style style:name="T3" style:family="text">
      <style:text-properties officeooo:rsid="002a921f"/>
    </style:style>
    <style:style style:name="T4" style:family="text">
      <style:text-properties officeooo:rsid="002c0a5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2121b6"/>
    </style:style>
    <style:style style:name="T7" style:family="text">
      <style:text-properties fo:font-weight="normal" officeooo:rsid="002121b6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fc3a" style:font-weight-asian="normal" style:font-weight-complex="normal"/>
    </style:style>
    <style:style style:name="T10" style:family="text">
      <style:text-properties fo:font-weight="bold" officeooo:rsid="001a5f37" style:font-weight-asian="bold" style:font-weight-complex="bold"/>
    </style:style>
    <style:style style:name="T11" style:family="text">
      <style:text-properties officeooo:rsid="001a5f37"/>
    </style:style>
    <style:style style:name="T12" style:family="text">
      <style:text-properties officeooo:rsid="001fbff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c61c1"/>
    </style:style>
    <style:style style:name="T15" style:family="text">
      <style:text-properties officeooo:rsid="001dd065"/>
    </style:style>
    <style:style style:name="T16" style:family="text">
      <style:text-properties officeooo:rsid="001c61c1"/>
    </style:style>
    <style:style style:name="T17" style:family="text">
      <style:text-properties fo:font-size="14pt" fo:font-weight="bold" officeooo:rsid="001fbff0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c61c1" style:font-size-asian="14pt" style:font-weight-asian="bold" style:font-size-complex="14pt" style:font-weight-complex="bold"/>
    </style:style>
    <style:style style:name="T19" style:family="text">
      <style:text-properties fo:font-weight="bold" officeooo:rsid="001fbff0" style:font-weight-asian="bold" style:font-weight-complex="bold"/>
    </style:style>
    <style:style style:name="T20" style:family="text">
      <style:text-properties fo:font-weight="normal" officeooo:rsid="001fbff0" style:font-weight-asian="normal" style:font-weight-complex="normal"/>
    </style:style>
    <style:style style:name="T21" style:family="text">
      <style:text-properties officeooo:rsid="00204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ndo a escritora <text:span text:style-name="T1">Gail Howard</text:span> em seu livr<text:span text:style-name="T2">et</text:span>o "Como ganhar na Loteria":</text:p>
      <text:p text:style-name="P1">São dois tipos de sorte <text:span text:style-name="T3">que existe</text:span> quando se fala em prêmios de loteria - <text:span text:style-name="T1">sorte estúpida e sorte inteligente</text:span>. </text:p>
      <text:p text:style-name="P1"/>
      <text:p text:style-name="P1"><text:span text:style-name="T1">Sorte por estupidez</text:span> ocorre por coincidência. Ganhar com a estupidez da sorte é um jeito fácil, mas você não pode contar com ela sempre.</text:p>
      <text:p text:style-name="P2">“Sorte estúpida” — o acaso puro</text:p>
      <text:p text:style-name="P1">A chamada sorte estúpida ocorre quando:</text:p>
      <text:p text:style-name="P1"><text:s/><text:tab/>- O jogador aposta de forma totalmente aleatória</text:p>
      <text:p text:style-name="P1"><text:tab/>- Não há planejamento</text:p>
      <text:p text:style-name="P1"><text:tab/>- Não há repetibilidade</text:p>
      <text:p text:style-name="P1"><text:tab/>- O resultado depende exclusivamente da coincidência</text:p>
      <text:p text:style-name="P1"/>
      <text:p text:style-name="P1"><text:span text:style-name="T1">Sorte com inteligência</text:span> é quando você dá ao destino uma mão. Com a sorte inteligente você aumenta as probabilidades através do uso de estratégia.</text:p>
      <text:p text:style-name="P2">“Sorte inteligente” — interação racional com o acaso</text:p>
      <text:p text:style-name="P1">A sorte inteligente ocorre quando o jogador:</text:p>
      <text:p text:style-name="P1"><text:tab/>+ Aceita que o sorteio é aleatório</text:p>
      <text:p text:style-name="P1"><text:tab/>+ Não tenta prever números</text:p>
      <text:p text:style-name="P1"><text:tab/>+ Usa estratégias matemáticas de cobertura</text:p>
      <text:p text:style-name="P1"><text:tab/>+ Organiza suas apostas para maximizar eficiência</text:p>
      <text:p text:style-name="P1"/>
      <text:p text:style-name="P3">Meu site de esquemas lotéricos:</text:p>
      <text:p text:style-name="P1"><text:a xlink:type="simple" xlink:href="https://jcharlescm.github.io/prj-Loterias/index.html" text:style-name="Internet_20_link" text:visited-style-name="Visited_20_Internet_20_Link">https://jcharlescm.github.io/prj-Loterias/index.html</text:a></text:p>
      <text:p text:style-name="P1"/>
      <text:p text:style-name="P1"/>
      <text:p text:style-name="P1">“Se eu acertar o conjunto-base, o sistema garante vários prêmios intermediários.” <text:span text:style-name="T4">(Gail Howard)</text:span></text:p>
      <text:p text:style-name="P1"/>
      <text:p text:style-name="P4"/>
      <text:p text:style-name="P4"/>
      <text:p text:style-name="P5">Sistema de 9 dezenas para a Mega-sena, Dupla-sena e Milionária.</text:p>
      <text:p text:style-name="P6"/>
      <text:p text:style-name="P6">Consiste de 9 dezenas: </text:p>
      <text:p text:style-name="P7"><text:tab/>1 – 2 – 3 – 4 – 5 – 6 – 7 – 8 – 9</text:p>
      <text:p text:style-name="P4"/>
      <text:p text:style-name="P6">Crie 3 grupos com 3 dezenas cada:</text:p>
      <text:p text:style-name="P6"><text:tab/>Grupo1 = <text:s/><text:span text:style-name="T5">1 – 2 – 3</text:span></text:p>
      <text:p text:style-name="P6"><text:tab/>Grupo2 = <text:s/><text:span text:style-name="T5">4 – 5 – 6</text:span></text:p>
      <text:p text:style-name="P6"><text:tab/>Grupo3 = <text:s/><text:span text:style-name="T5">7 – 8 – 9</text:span></text:p>
      <text:p text:style-name="P6"/>
      <text:p text:style-name="P6">Combine os grupos para gerar os jogos:</text:p>
      <text:p text:style-name="P6"><text:tab/>Jogo1) <text:span text:style-name="T1">Grupo1 + Grupo2</text:span></text:p>
      <text:p text:style-name="P6"><text:tab/>Jogo2) <text:span text:style-name="T1">Grupo1 + Grupo3</text:span></text:p>
      <text:p text:style-name="P6"><text:tab/>Jogo3) <text:span text:style-name="T1">Grupo2 + Grupo3</text:span></text:p>
      <text:p text:style-name="P8"/>
      <text:p text:style-name="P8"><text:soft-page-break/><text:tab/>Jogo1 = 1 – 2 – 3 – 4 – 5 – 6</text:p>
      <text:p text:style-name="P8"><text:tab/>Jogo2 = 1 – 2 – 3 – 7 – 8 – 9</text:p>
      <text:p text:style-name="P8"><text:tab/>Jogo3 = 4 – 5 – 6 – 7 – 8 – 9</text:p>
      <text:p text:style-name="P8"/>
      <text:p text:style-name="P9"><text:tab/><text:span text:style-name="T6">Obs.: </text:span><text:span text:style-name="T7">Substitua as dezenas pelos números que você escolheu para jogar.</text:span><text:tab/></text:p>
      <text:p text:style-name="P9"><text:tab/></text:p>
      <text:p text:style-name="P10">Garantia desse jogo: <text:span text:style-name="T8">se os 6 números sorteados pela loteria est</text:span><text:span text:style-name="T9">ive</text:span><text:span text:style-name="T8">rem entre as 9 dezenas escolhidas, na pior das hipóteses você terá feito 4 quadras.</text:span></text:p>
      <text:p text:style-name="P11">Exemplo: <text:span text:style-name="T1">Grupo1</text:span> acertar 2 números, <text:span text:style-name="T1">Grupo2</text:span> acertar 2 números e <text:span text:style-name="T1">Grupo3</text:span> acertar 2 números.</text:p>
      <text:p text:style-name="P11"><text:tab/><text:span text:style-name="T10">Grupo1 + Grupo2 </text:span><text:span text:style-name="T1">= 4 acertos</text:span></text:p>
      <text:p text:style-name="P10"><text:tab/><text:span text:style-name="T11">Grupo1 + Grupo</text:span><text:span text:style-name="T12">3</text:span><text:span text:style-name="T11"> </text:span>= 4 acertos</text:p>
      <text:p text:style-name="P10"><text:tab/><text:span text:style-name="T11">Grupo</text:span><text:span text:style-name="T12">2</text:span><text:span text:style-name="T11"> + Grupo</text:span><text:span text:style-name="T12">3 </text:span>= 4 acertos</text:p>
      <text:p text:style-name="P10"/>
      <text:p text:style-name="P10"/>
      <text:p text:style-name="P12"><text:span text:style-name="T8">Esquema Lotérico site desenvolvido por: </text:span>J2CM – José Charles</text:p>
      <text:p text:style-name="P13"><text:tab/><text:a xlink:type="simple" xlink:href="https://jcharlescm.github.io/prj-Loterias/Mega-06jg-12dz.html" text:style-name="Internet_20_link" text:visited-style-name="Visited_20_Internet_20_Link">https://jcharlescm.github.io/prj-Loterias/Mega-03jg-09dz.html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13">Sistema de </text:span><text:span text:style-name="T14">12</text:span><text:span text:style-name="T13"> dezenas para a Mega-sena, Dupla-sena e Milionária.</text:span></text:p>
      <text:p text:style-name="P15"/>
      <text:p text:style-name="P15">Consiste de <text:span text:style-name="T15">12</text:span> dezenas: </text:p>
      <text:p text:style-name="P16"><text:tab/><text:span text:style-name="T12">0</text:span>1 – <text:span text:style-name="T12">0</text:span>2 – <text:span text:style-name="T12">0</text:span>3 – <text:span text:style-name="T12">0</text:span>4 – <text:span text:style-name="T12">0</text:span>5 – <text:span text:style-name="T12">0</text:span>6 – <text:span text:style-name="T12">0</text:span>7 – <text:span text:style-name="T12">0</text:span>8 – <text:span text:style-name="T12">0</text:span>9 – <text:span text:style-name="T16">10</text:span> – <text:span text:style-name="T16">11</text:span> – <text:span text:style-name="T16">12</text:span></text:p>
      <text:p text:style-name="P17"/>
      <text:p text:style-name="P15">Crie <text:span text:style-name="T12">4</text:span> grupos com 3 dezenas cada:</text:p>
      <text:p text:style-name="P15"><text:tab/>Grupo1 = <text:s/><text:span text:style-name="T17">01</text:span><text:span text:style-name="T5"> – </text:span><text:span text:style-name="T17">0</text:span><text:span text:style-name="T5">2 – </text:span><text:span text:style-name="T17">0</text:span><text:span text:style-name="T5">3</text:span></text:p>
      <text:p text:style-name="P15"><text:tab/>Grupo2 = <text:s/><text:span text:style-name="T17">0</text:span><text:span text:style-name="T5">4 – </text:span><text:span text:style-name="T17">0</text:span><text:span text:style-name="T5">5 – </text:span><text:span text:style-name="T17">0</text:span><text:span text:style-name="T5">6</text:span></text:p>
      <text:p text:style-name="P15"><text:tab/>Grupo3 = <text:span text:style-name="T1"><text:s/></text:span><text:span text:style-name="T17">0</text:span><text:span text:style-name="T5">7 – </text:span><text:span text:style-name="T17">0</text:span><text:span text:style-name="T5">8 – </text:span><text:span text:style-name="T17">0</text:span><text:span text:style-name="T5">9</text:span></text:p>
      <text:p text:style-name="P15"><text:tab/>Grupo<text:span text:style-name="T12">4</text:span> = <text:s/><text:span text:style-name="T18">10</text:span><text:span text:style-name="T5"> – </text:span><text:span text:style-name="T18">11</text:span><text:span text:style-name="T5"> – </text:span><text:span text:style-name="T18">12</text:span></text:p>
      <text:p text:style-name="P15"/>
      <text:p text:style-name="P15">Combine os grupos para gerar os jogos:</text:p>
      <text:p text:style-name="P15"><text:tab/>Jogo1) <text:span text:style-name="T1">Grupo1 + Grupo2</text:span></text:p>
      <text:p text:style-name="P15"><text:tab/>Jogo2) <text:span text:style-name="T1">Grupo1 + Grupo3</text:span></text:p>
      <text:p text:style-name="P15"><text:tab/>Jogo3) <text:span text:style-name="T1">Grupo</text:span><text:span text:style-name="T19">1</text:span><text:span text:style-name="T1"> + Grupo</text:span><text:span text:style-name="T19">4</text:span></text:p>
      <text:p text:style-name="P18"><text:tab/><text:span text:style-name="T8">Jogo</text:span><text:span text:style-name="T20">4</text:span><text:span text:style-name="T8">)</text:span> Grupo2 + Grupo3</text:p>
      <text:p text:style-name="P18"><text:tab/><text:span text:style-name="T8">Jogo</text:span><text:span text:style-name="T20">5</text:span><text:span text:style-name="T8">)</text:span> Grupo2 + Grupo<text:span text:style-name="T12">4</text:span></text:p>
      <text:p text:style-name="P19"><text:tab/>Jogo<text:span text:style-name="T12">6</text:span>) <text:span text:style-name="T1">Grupo</text:span><text:span text:style-name="T19">3</text:span><text:span text:style-name="T1"> + Grupo</text:span><text:span text:style-name="T19">4</text:span></text:p>
      <text:p text:style-name="P20"/>
      <text:p text:style-name="P20"><text:tab/>Jogo1 = <text:span text:style-name="T12">0</text:span>1 – <text:span text:style-name="T12">0</text:span>2 – <text:span text:style-name="T12">0</text:span>3 – <text:span text:style-name="T12">0</text:span>4 – <text:span text:style-name="T12">0</text:span>5 – <text:span text:style-name="T12">0</text:span>6</text:p>
      <text:p text:style-name="P18"><text:tab/>Jogo2 = <text:span text:style-name="T12">0</text:span>1 – <text:span text:style-name="T12">0</text:span>2 – <text:span text:style-name="T12">0</text:span>3 – <text:span text:style-name="T12">0</text:span>7 – <text:span text:style-name="T12">0</text:span>8 – <text:span text:style-name="T12">0</text:span>9</text:p>
      <text:p text:style-name="P18"><text:tab/>Jogo3 = <text:span text:style-name="T12">0</text:span>1 – <text:span text:style-name="T12">0</text:span>2 – <text:span text:style-name="T12">0</text:span>3 – <text:span text:style-name="T12">10</text:span> – <text:span text:style-name="T12">11</text:span> – <text:span text:style-name="T12">12</text:span></text:p>
      <text:p text:style-name="P18"><text:tab/>Jogo<text:span text:style-name="T12">4</text:span> = <text:span text:style-name="T12">0</text:span>4 – <text:span text:style-name="T12">0</text:span>5 – <text:span text:style-name="T12">0</text:span>6 – <text:span text:style-name="T12">0</text:span>7 – <text:span text:style-name="T12">0</text:span>8 – <text:span text:style-name="T12">0</text:span>9</text:p>
      <text:p text:style-name="P18"><text:tab/>Jogo<text:span text:style-name="T12">5</text:span> = <text:span text:style-name="T12">0</text:span>4 – <text:span text:style-name="T12">0</text:span>5 – <text:span text:style-name="T12">0</text:span>6 – <text:span text:style-name="T12">10</text:span> – <text:span text:style-name="T12">11</text:span> – <text:span text:style-name="T12">12</text:span></text:p>
      <text:p text:style-name="P18"><text:soft-page-break/><text:tab/>Jogo<text:span text:style-name="T12">6</text:span> = <text:span text:style-name="T12">0</text:span>7 – <text:span text:style-name="T12">0</text:span>8 – <text:span text:style-name="T12">0</text:span>9 – <text:span text:style-name="T12">10</text:span> – <text:span text:style-name="T12">11</text:span> – <text:span text:style-name="T12">12</text:span></text:p>
      <text:p text:style-name="P18"/>
      <text:p text:style-name="P9"><text:span text:style-name="T6"><text:tab/>Obs.: </text:span><text:span text:style-name="T7">Substitua as dezenas pelos números que você escolheu para jogar.</text:span><text:tab/></text:p>
      <text:p text:style-name="P18"><text:tab/></text:p>
      <text:p text:style-name="P21">Garantia desse jogo: <text:span text:style-name="T8">se os 6 números sorteados pela loteria est</text:span><text:span text:style-name="T9">ive</text:span><text:span text:style-name="T8">rem entre as </text:span><text:span text:style-name="T9">12</text:span><text:span text:style-name="T8"> dezenas escolhidas, na pior das hipóteses você terá feito </text:span><text:span text:style-name="T9">1</text:span><text:span text:style-name="T8"> quadra.</text:span></text:p>
      <text:p text:style-name="P22">Exemplo: <text:span text:style-name="T1">Grupo1</text:span> acertar 2 números, <text:span text:style-name="T1">Grupo2</text:span> acertar 2 números, <text:span text:style-name="T1">Grupo3</text:span> acertar <text:span text:style-name="T12">1 </text:span>número <text:span text:style-name="T12">e </text:span><text:span text:style-name="T1">Grupo</text:span><text:span text:style-name="T19">4</text:span> acertar <text:span text:style-name="T12">1 </text:span>número.</text:p>
      <text:p text:style-name="P23"><text:tab/><text:span text:style-name="T10">Grupo1 + Grupo2 </text:span><text:span text:style-name="T1">= 4 acertos</text:span></text:p>
      <text:p text:style-name="P24"><text:tab/><text:span text:style-name="T11">Grupo1 + Grupo</text:span><text:span text:style-name="T21">3</text:span><text:span text:style-name="T11"> </text:span>= <text:span text:style-name="T21">3</text:span> acertos</text:p>
      <text:p text:style-name="P24"><text:tab/><text:span text:style-name="T11">Grupo1 + Grupo</text:span><text:span text:style-name="T21">4</text:span><text:span text:style-name="T11"> </text:span>= <text:span text:style-name="T21">3</text:span> acertos</text:p>
      <text:p text:style-name="P25"><text:tab/><text:span text:style-name="T11">Grupo</text:span><text:span text:style-name="T21">2</text:span><text:span text:style-name="T11"> + Grupo</text:span><text:span text:style-name="T21">3</text:span><text:span text:style-name="T11"> </text:span>= <text:span text:style-name="T21">3</text:span> acertos</text:p>
      <text:p text:style-name="P25"><text:tab/><text:span text:style-name="T11">Grupo</text:span><text:span text:style-name="T21">2</text:span><text:span text:style-name="T11"> + Grupo</text:span><text:span text:style-name="T21">4</text:span><text:span text:style-name="T11"> </text:span>= <text:span text:style-name="T21">3</text:span> acertos</text:p>
      <text:p text:style-name="P25"><text:tab/><text:span text:style-name="T11">Grupo</text:span><text:span text:style-name="T21">3</text:span><text:span text:style-name="T11"> + Grupo</text:span><text:span text:style-name="T21">4</text:span><text:span text:style-name="T11"> </text:span>= <text:span text:style-name="T21">2</text:span> acertos</text:p>
      <text:p text:style-name="P25"/>
      <text:p text:style-name="P25"/>
      <text:p text:style-name="P12"><text:span text:style-name="T8">Esquema Lotérico site desenvolvido por: </text:span>J2CM – José Charles</text:p>
      <text:p text:style-name="P12"><text:tab/><text:a xlink:type="simple" xlink:href="https://jcharlescm.github.io/prj-Loterias/Mega-06jg-12dz.html" text:style-name="Internet_20_link" text:visited-style-name="Visited_20_Internet_20_Link"><text:span text:style-name="T8">https://jcharlescm.github.io/prj-Loterias/Mega-06jg-12dz.html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5:22:58.124065700</meta:creation-date>
    <dc:date>2025-12-18T16:59:51.054457600</dc:date>
    <meta:editing-duration>PT1H25M50S</meta:editing-duration>
    <meta:editing-cycles>1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75" meta:word-count="568" meta:character-count="3318" meta:non-whitespace-character-count="2678"/>
  </office:meta>
</office:document-meta>
</file>